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name-asian="標楷體" style:font-size-asian="18pt" style:font-size-complex="18pt"/>
    </style:style>
    <style:style style:name="P3" style:family="paragraph" style:parent-style-name="Standard">
      <style:paragraph-properties fo:line-height="150%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style:font-name-asian="標楷體" style:font-size-asian="18pt" style:font-size-complex="18pt"/>
    </style:style>
    <style:style style:name="P6" style:family="paragraph" style:parent-style-name="Standard" style:list-style-name="L1">
      <style:paragraph-properties fo:line-height="150%"/>
      <style:text-properties style:font-name="標楷體" fo:font-size="14pt" style:font-name-asian="標楷體" style:font-size-asian="14pt" style:font-size-complex="14pt"/>
    </style:style>
    <style:style style:name="P7" style:family="paragraph" style:parent-style-name="Standard" style:list-style-name="L3">
      <style:paragraph-properties fo:line-height="150%"/>
      <style:text-properties style:font-name="標楷體" fo:font-size="14pt" style:font-name-asian="標楷體" style:font-size-asian="14pt" style:language-asian="zh" style:country-asian="TW" style:font-size-complex="14pt"/>
    </style:style>
    <style:style style:name="P8" style:family="paragraph" style:parent-style-name="Standard" style:list-style-name="L1">
      <style:paragraph-properties fo:line-height="150%"/>
    </style:style>
    <style:style style:name="P9" style:family="paragraph" style:parent-style-name="Standard" style:list-style-name="L3">
      <style:paragraph-properties fo:line-height="150%"/>
    </style:style>
    <style:style style:name="P10" style:family="paragraph" style:parent-style-name="Standard" style:list-style-name="L2">
      <style:paragraph-properties fo:line-height="150%"/>
    </style:style>
    <style:style style:name="P11" style:family="paragraph" style:parent-style-name="Standard" style:list-style-name="L4">
      <style:paragraph-properties fo:line-height="150%"/>
    </style:style>
    <style:style style:name="P12" style:family="paragraph" style:parent-style-name="Standard" style:list-style-name="L2">
      <style:paragraph-properties fo:line-height="150%"/>
      <style:text-properties fo:font-size="14pt" style:font-name-asian="標楷體" style:font-size-asian="14pt" style:font-size-complex="14pt"/>
    </style:style>
    <style:style style:name="P13" style:family="paragraph" style:parent-style-name="Standard" style:list-style-name="L3">
      <style:paragraph-properties fo:line-height="150%"/>
      <style:text-properties fo:font-size="14pt" style:font-name-asian="標楷體" style:font-size-asian="14pt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style:font-name-asian="標楷體" style:font-size-asian="14pt" style:language-asian="zh" style:country-asian="TW" style:font-size-complex="14pt"/>
    </style:style>
    <style:style style:name="P15" style:family="paragraph" style:parent-style-name="Standard" style:list-style-name="L2">
      <style:paragraph-properties fo:line-height="150%"/>
      <style:text-properties fo:font-size="14pt" style:font-name-asian="標楷體" style:font-size-asian="14pt" style:language-asian="zh" style:country-asian="TW" style:font-size-complex="14pt"/>
    </style:style>
    <style:style style:name="T1" style:family="text">
      <style:text-properties style:font-name="標楷體" fo:font-size="14pt" style:font-name-asian="標楷體" style:font-size-asian="14pt" style:font-size-complex="14pt"/>
    </style:style>
    <style:style style:name="T2" style:family="text">
      <style:text-properties style:font-name="標楷體" fo:font-size="14pt" style:font-name-asian="標楷體" style:font-size-asian="14pt" style:language-asian="zh" style:country-asian="TW" style:font-size-complex="14pt"/>
    </style:style>
    <style:style style:name="T3" style:family="text">
      <style:text-properties style:font-name="標楷體" fo:font-size="14pt" fo:letter-spacing="0.049cm" style:font-name-asian="標楷體" style:font-size-asian="14pt" style:language-asian="zh" style:country-asian="TW" style:font-size-complex="14pt"/>
    </style:style>
    <style:style style:name="T4" style:family="text">
      <style:text-properties style:font-name="標楷體" fo:letter-spacing="0.049cm"/>
    </style:style>
    <style:style style:name="T5" style:family="text">
      <style:text-properties style:font-name="標楷體" fo:letter-spacing="0.049cm" style:font-name-asian="標楷體"/>
    </style:style>
    <style:style style:name="T6" style:family="text">
      <style:text-properties style:font-name="標楷體" fo:letter-spacing="0.049cm" fo:language="en" fo:country="US"/>
    </style:style>
    <style:style style:name="T7" style:family="text">
      <style:text-properties fo:font-size="14pt" style:font-name-asian="標楷體" style:font-size-asian="14pt" style:font-size-complex="14pt"/>
    </style:style>
    <style:style style:name="T8" style:family="text">
      <style:text-properties fo:font-size="14pt" style:font-name-asian="標楷體" style:font-size-asian="14pt" style:language-asian="zh" style:country-asian="HK" style:font-size-complex="14pt"/>
    </style:style>
    <style:style style:name="T9" style:family="text">
      <style:text-properties fo:font-size="14pt" style:font-name-asian="標楷體" style:font-size-asian="14pt" style:language-asian="zh" style:country-asian="TW" style:font-size-complex="14pt"/>
    </style:style>
    <style:style style:name="T10" style:family="text">
      <style:text-properties fo:font-size="14pt" fo:letter-spacing="0.049cm" style:font-name-asian="標楷體" style:font-size-asian="14pt" style:font-size-complex="14pt"/>
    </style:style>
    <style:style style:name="T11" style:family="text">
      <style:text-properties fo:font-size="14pt" fo:letter-spacing="0.049cm" style:font-name-asian="標楷體" style:font-size-asian="14pt" style:language-asian="zh" style:country-asian="HK" style:font-size-complex="14pt"/>
    </style:style>
    <style:style style:name="T12" style:family="text">
      <style:text-properties fo:font-size="14pt" fo:letter-spacing="0.049cm" style:font-name-asian="標楷體" style:font-size-asian="14pt" style:language-asian="zh" style:country-asian="TW" style:font-size-complex="14pt"/>
    </style:style>
    <style:style style:name="T13" style:family="text">
      <style:text-properties fo:color="#000000"/>
    </style:style>
    <style:style style:name="T14" style:family="text">
      <style:text-properties fo:color="#000000" style:font-name="標楷體" fo:font-size="14pt" style:font-name-asian="標楷體" style:font-size-asian="14pt" style:language-asian="zh" style:country-asian="TW" style:font-size-complex="14pt"/>
    </style:style>
    <style:style style:name="T15" style:family="text">
      <style:text-properties fo:color="#000000" style:font-name="標楷體" fo:font-size="14pt" fo:letter-spacing="0.049cm" style:font-name-asian="標楷體" style:font-size-asian="14pt" style:language-asian="zh" style:country-asian="TW" style:font-size-complex="14pt"/>
    </style:style>
    <style:style style:name="T16" style:family="text">
      <style:text-properties fo:color="#000000" style:font-name="標楷體" fo:font-size="14pt" fo:language="en" fo:country="US" style:font-name-asian="標楷體" style:font-size-asian="14pt" style:language-asian="zh" style:country-asian="TW" style:font-size-complex="14pt"/>
    </style:style>
    <style:style style:name="T17" style:family="text">
      <style:text-properties fo:color="#000000" fo:font-size="14pt" fo:letter-spacing="0.049cm" style:font-name-asian="標楷體" style:font-size-asian="14pt" style:language-asian="zh" style:country-asian="TW" style:font-size-complex="14pt"/>
    </style:style>
    <style:style style:name="T18" style:family="text">
      <style:text-properties fo:color="#000000" fo:language="en" fo:country="US"/>
    </style:style>
    <style:style style:name="T19" style:family="text">
      <style:text-properties style:language-asian="zh" style:country-asian="TW"/>
    </style:style>
    <style:style style:name="T20" style:family="text">
      <style:text-properties fo:language="en" fo:country="US"/>
    </style:style>
    <text:list-style style:name="L1">
      <text:list-level-style-number text:level="1" text:style-name="WW_5f_CharLFO1LVL1" style:num-suffix="、" style:num-format="一, 二, 三, ...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、" style:num-format="一, 二, 三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（" style:num-suffix="）" style:num-format="一, 二, 三, ...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cm" fo:margin-left="1.97cm"/>
        </style:list-level-properties>
      </text:list-level-style-number>
      <text:list-level-style-number text:level="3" text:style-name="WW_5f_CharLFO2LVL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cm" fo:margin-left="1.97cm"/>
        </style:list-level-properties>
      </text:list-level-style-number>
      <text:list-level-style-number text:level="2" text:style-name="WW_5f_CharLFO3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3LVL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3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3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6LVL1" style:num-suffix="、" style:num-format="一, 二, 三, ..." text:start-value="6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text:style-name="WW_5f_CharLFO6LVL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529cm" fo:margin-left="2.17cm"/>
        </style:list-level-properties>
      </text:list-level-style-number>
      <text:list-level-style-number text:level="3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基隆市安樂地政事務所</text:p>
      <text:p text:style-name="P2">106年度7月份第1次主管會議紀錄</text:p>
      <text:p text:style-name="P2"/>
      <text:list xml:id="list6453613198086268902" text:style-name="L1">
        <text:list-item>
          <text:p text:style-name="P6">時間：中華民國106年7月<text:span text:style-name="T19">10</text:span>日下午2時<text:span text:style-name="T19">50分</text:span>整</text:p>
        </text:list-item>
        <text:list-item>
          <text:p text:style-name="P6">地點：三樓民眾談室</text:p>
        </text:list-item>
        <text:list-item>
          <text:p text:style-name="P6">主席：代理主任戴清文</text:p>
        </text:list-item>
        <text:list-item>
          <text:p text:style-name="P8"><text:span text:style-name="預設段落字型"><text:span text:style-name="T1">出席人員：陳</text:span></text:span><text:span text:style-name="預設段落字型"><text:span text:style-name="T2">慧懿</text:span></text:span><text:span text:style-name="預設段落字型"><text:span text:style-name="T1">、戴清文、周力行、游玉玲 <text:s text:c="11"/>紀錄：陳苑蒨</text:span></text:span></text:p>
        </text:list-item>
        <text:list-item>
          <text:p text:style-name="P6">各單位報告事項：</text:p>
        </text:list-item>
      </text:list>
      <text:list xml:id="list6912186868180645376" text:style-name="L2">
        <text:list-item>
          <text:p text:style-name="P12">第一課</text:p>
        </text:list-item>
      </text:list>
      <text:list xml:id="list7951294966532074162" text:style-name="L3">
        <text:list-item>
          <text:p text:style-name="P13">本課106年<text:span text:style-name="T19">6</text:span>月業務推動情形如下：</text:p>
          <text:list>
            <text:list-item>
              <text:list>
                <text:list-item>
                  <text:p text:style-name="P13">登記案件(含一般、速件、限制登記)：2,<text:span text:style-name="T19">058</text:span>件，土地8,<text:span text:style-name="T19">652</text:span>筆、建物<text:span text:style-name="T19">2</text:span>,<text:span text:style-name="T19">520</text:span>棟。</text:p>
                </text:list-item>
                <text:list-item>
                  <text:p text:style-name="P13">午休諮詢不打烊服務：<text:span text:style-name="T19">154</text:span>件。</text:p>
                </text:list-item>
                <text:list-item>
                  <text:p text:style-name="P13">到府服務案件：0件。</text:p>
                </text:list-item>
                <text:list-item>
                  <text:p text:style-name="P13">延長服務預約領件：1件</text:p>
                </text:list-item>
                <text:list-item>
                  <text:p text:style-name="P14">線上預約申請信託專簿：1件</text:p>
                </text:list-item>
              </text:list>
            </text:list-item>
          </text:list>
        </text:list-item>
        <text:list-item>
          <text:p text:style-name="P13">本課截至今日各年度未領案件數量計：96年至100年共5件、101年2件、102年8件、103年1件、104年8件，105年8件，持續通知領件。</text:p>
        </text:list-item>
        <text:list-item>
          <text:p text:style-name="P13">本課106年<text:span text:style-name="T19">6</text:span>月受理人民申請退還當年度屬2萬元以下之地政規費案件計7<text:span text:style-name="T19">件</text:span>，皆依規定當場領訖。</text:p>
        </text:list-item>
        <text:list-item>
          <text:p text:style-name="P9"><text:span text:style-name="預設段落字型"><text:span text:style-name="T7">本課106年</text:span></text:span><text:span text:style-name="預設段落字型"><text:span text:style-name="T9">6</text:span></text:span><text:span text:style-name="預設段落字型"><text:span text:style-name="T7">月更正案</text:span></text:span><text:span text:style-name="預設段落字型"><text:span text:style-name="T8">件</text:span></text:span><text:span text:style-name="預設段落字型"><text:span text:style-name="T9">43</text:span></text:span><text:span text:style-name="預設段落字型"><text:span text:style-name="T8">件，土地</text:span></text:span><text:span text:style-name="預設段落字型"><text:span text:style-name="T9">514</text:span></text:span><text:span text:style-name="預設段落字型"><text:span text:style-name="T8">筆</text:span></text:span><text:span text:style-name="預設段落字型"><text:span text:style-name="T7">、</text:span></text:span><text:span text:style-name="預設段落字型"><text:span text:style-name="T8">建物</text:span></text:span><text:span text:style-name="預設段落字型"><text:span text:style-name="T7">1</text:span></text:span><text:span text:style-name="預設段落字型"><text:span text:style-name="T9">3</text:span></text:span><text:span text:style-name="預設段落字型"><text:span text:style-name="T8">棟，多數為公有土地登記資料異常之更正</text:span></text:span><text:span text:style-name="預設段落字型"><text:span text:style-name="T7">。</text:span></text:span></text:p>
        </text:list-item>
        <text:list-item>
          <text:p text:style-name="P13">本課<text:span text:style-name="T19">6</text:span>月暫存列管公文0件。</text:p>
        </text:list-item>
        <text:list-item>
          <text:p text:style-name="P9"><text:span text:style-name="預設段落字型"><text:span text:style-name="T10">本課106年</text:span></text:span><text:span text:style-name="預設段落字型"><text:span text:style-name="T12">6</text:span></text:span><text:span text:style-name="預設段落字型"><text:span text:style-name="T10">月份法令研討2次，</text:span></text:span><text:span text:style-name="預設段落字型"><text:span text:style-name="T11">分別於</text:span></text:span><text:span text:style-name="預設段落字型"><text:span text:style-name="T12">6</text:span></text:span><text:span text:style-name="預設段落字型"><text:span text:style-name="T11">月</text:span></text:span><text:span text:style-name="預設段落字型"><text:span text:style-name="T12">14</text:span></text:span><text:span text:style-name="預設段落字型"><text:span text:style-name="T11">日、</text:span></text:span><text:span text:style-name="預設段落字型"><text:span text:style-name="T10">2</text:span></text:span><text:span text:style-name="預設段落字型"><text:span text:style-name="T12">9</text:span></text:span><text:span text:style-name="預設段落字型"><text:span text:style-name="T10">日辦理。</text:span></text:span></text:p>
        </text:list-item>
        <text:list-item>
          <text:p text:style-name="P9"><text:span text:style-name="預設段落字型"><text:span text:style-name="T12">106年度地政資訊系統設備維護案，新增便民程式-住址/姓名/統一編號(更正)變更通知書，業於6月21日安裝完畢，已請同仁使用以減少相關行政作業時間</text:span></text:span>。</text:p>
        </text:list-item>
        <text:list-item>
          <text:p text:style-name="P7">地政處於7月4日召開106年對所屬各地政事務所地政業務考核綜合<text:soft-page-break/>檢討會，會中所提本課業務缺失部分已轉請相關同仁確實改進。</text:p>
        </text:list-item>
      </text:list>
      <text:list xml:id="list30491373" text:style-name="L2">
        <text:list-item text:start-value="1">
          <text:p text:style-name="P12">第二課</text:p>
          <text:list>
            <text:list-item>
              <text:p text:style-name="P12"><text:span text:style-name="T4">有關本所安樂自辦重測區重測，目前地籍調查作業</text:span><text:span text:style-name="T6">(</text:span><text:span text:style-name="T4">自辦部分</text:span><text:span text:style-name="T6">)</text:span><text:span text:style-name="T4">除國有土地外，私有土地部分於一週內完成調查，地籍調查表已陸續整理送審；委外測量部分戶地測量進度約</text:span><text:span text:style-name="T6">50%</text:span><text:span text:style-name="T4">左右，符合工作進度。 </text:span><text:s/></text:p>
            </text:list-item>
            <text:list-item>
              <text:p text:style-name="P12"><text:span text:style-name="T4">內政部地政司</text:span><text:span text:style-name="T6">8</text:span><text:span text:style-name="T4">月</text:span><text:span text:style-name="T6">3</text:span><text:span text:style-name="T4">日至本市辦理業務考核，除積極配合提供市府受考資料外，已安排派員協助當日考核人員接送事宜 </text:span><text:span text:style-name="T5">。</text:span> </text:p>
            </text:list-item>
            <text:list-item>
              <text:p text:style-name="P15"><text:span text:style-name="T4">訂於</text:span><text:span text:style-name="T6">7</text:span><text:span text:style-name="T4">月</text:span><text:span text:style-name="T6">19</text:span><text:span text:style-name="T4">日召開課務會議，將特別針對測量可靠現況之強度、測量資源如何共享、測量成果整理一致等各方面進行討論溝通，另併同辦理測量實務分面之教育訓練</text:span><text:span text:style-name="T5">。</text:span> </text:p>
            </text:list-item>
            <text:list-item>
              <text:p text:style-name="P15"><text:span text:style-name="T4">本課測量員職代</text:span><text:span text:style-name="T6">7</text:span><text:span text:style-name="T4">月</text:span><text:span text:style-name="T6">5</text:span><text:span text:style-name="T4">日報到，已由資深測量人員協助及輔導，目前先分配執行法院囑託查封案件，使該員及早熟悉工作環境 </text:span><text:span text:style-name="T5">。</text:span></text:p>
            </text:list-item>
          </text:list>
        </text:list-item>
        <text:list-item>
          <text:p text:style-name="P12">第三課</text:p>
          <text:list>
            <text:list-item>
              <text:p text:style-name="P10"><text:span text:style-name="預設段落字型"><text:span text:style-name="T7">送交總務之本所106年</text:span></text:span><text:span text:style-name="預設段落字型"><text:span text:style-name="T9">6</text:span></text:span><text:span text:style-name="預設段落字型"><text:span text:style-name="T7">月奉核以零用金支付案件共</text:span></text:span><text:span text:style-name="預設段落字型"><text:span text:style-name="T9">34</text:span></text:span><text:span text:style-name="預設段落字型"><text:span text:style-name="T7">件，均已領取；另本所106年</text:span></text:span><text:span text:style-name="預設段落字型"><text:span text:style-name="T9">5</text:span></text:span><text:span text:style-name="預設段落字型"><text:span text:style-name="T7">月2萬元以上及跨年度退費申請案2</text:span></text:span><text:span text:style-name="預設段落字型"><text:span text:style-name="T8">件，</text:span></text:span><text:span text:style-name="預設段落字型"><text:span text:style-name="T9">均已領取</text:span></text:span><text:span text:style-name="預設段落字型"><text:span text:style-name="T7">。</text:span></text:span></text:p>
            </text:list-item>
            <text:list-item>
              <text:p text:style-name="P10"><text:span text:style-name="預設段落字型"><text:span text:style-name="T7">本課106年</text:span></text:span><text:span text:style-name="預設段落字型"><text:span text:style-name="T9">6</text:span></text:span><text:span text:style-name="預設段落字型"><text:span text:style-name="T7">月無民眾投訴，「電話代查公告現值創新服務」、「網路申請歷年公告地價資料」及「網路申請檔案閱覽抄錄複製」業於網路宣導，電話代查服務106年</text:span></text:span><text:span text:style-name="預設段落字型"><text:span text:style-name="T9">6</text:span></text:span><text:span text:style-name="預設段落字型"><text:span text:style-name="T7">月共服務</text:span></text:span><text:span text:style-name="預設段落字型"><text:span text:style-name="T9">11</text:span></text:span><text:span text:style-name="預設段落字型"><text:span text:style-name="T8">件</text:span></text:span><text:span text:style-name="預設段落字型"><text:span text:style-name="T7">。</text:span></text:span></text:p>
            </text:list-item>
            <text:list-item>
              <text:p text:style-name="P10"><text:span text:style-name="預設段落字型"><text:span text:style-name="T9">本所於7月10日起進用暑期工讀生1員，將協助檔案室進行地籍及公文資料之整理清查工作</text:span></text:span>。</text:p>
            </text:list-item>
          </text:list>
        </text:list-item>
        <text:list-item>
          <text:p text:style-name="P12">人事</text:p>
          <text:list>
            <text:list-item>
              <text:p text:style-name="P12">市府及所屬機關、學校公教員工（眷屬）及志工暑假期間電影欣賞，經查票選最高票之影片分別為「天眼行動」<text:span text:style-name="T20">7</text:span>月<text:span text:style-name="T20">14</text:span>日<text:span text:style-name="T20">(</text:span>星期五<text:span text:style-name="T20">)19:00-21:10</text:span>放映及「走音天后」<text:span text:style-name="T20">8</text:span>月<text:span text:style-name="T20">2</text:span>日<text:span text:style-name="T20">(</text:span>星期三<text:span text:style-name="T20">)19:00-21:00</text:span>放映，訂於<text:span text:style-name="T20">7</text:span>月<text:span text:style-name="T20">3</text:span>日至<text:span text:style-name="T20">7</text:span>月<text:span text:style-name="T20">6</text:span>日開放個人持識別<text:span text:style-name="T20">(</text:span>服務<text:span text:style-name="T20">)</text:span>證索票，每場每人限索<text:span text:style-name="T20">4</text:span>張；<text:span text:style-name="T20">7</text:span>月<text:span text:style-name="T20">7</text:span>日至<text:span text:style-name="T20">13</text:span>日開放由市府各單位或服務機關統一造冊索票，請珍惜<text:soft-page-break/>資源請依需求索取，索完為止。若有賸餘票券時，將於播放日開場前<text:span text:style-name="T20">30</text:span>分鐘開放現場索票。 </text:p>
            </text:list-item>
            <text:list-item>
              <text:p text:style-name="P12"><text:span text:style-name="T13">公部門數位學習整合平臺命名活動，行政院人事行政總處擇定「</text:span><text:span text:style-name="T18">e</text:span><text:span text:style-name="T13">等公務園┼學習平臺」為平臺名稱。</text:span> </text:p>
            </text:list-item>
            <text:list-item>
              <text:p text:style-name="P12">為提供本所同仁終身學習機會，引導同仁主動學習並倡導閱讀風氣，並配合國家文官學院公務人員專書推廣活動，本所新購三冊圖書：「團隊，從傳球開始」、「失敗的力量」、「走路，也是一種哲學」，歡迎同仁踴躍借閱。 </text:p>
            </text:list-item>
          </text:list>
        </text:list-item>
        <text:list-item>
          <text:p text:style-name="P15">會計</text:p>
          <text:list>
            <text:list-item>
              <text:p text:style-name="P10"><text:span text:style-name="預設段落字型"><text:span text:style-name="T9">本所本年度截至6月底歲入及歲出執行率如下：</text:span></text:span></text:p>
              <text:list>
                <text:list-item>
                  <text:p text:style-name="P10"><text:span text:style-name="預設段落字型"><text:span text:style-name="T9">歲入部分：</text:span></text:span></text:p>
                  <text:list>
                    <text:list-item>
                      <text:p text:style-name="P10"><text:span text:style-name="預設段落字型"><text:span text:style-name="T9">罰金罰鍰及怠金：105.74%</text:span></text:span></text:p>
                    </text:list-item>
                    <text:list-item>
                      <text:p text:style-name="P10"><text:span text:style-name="預設段落字型"><text:span text:style-name="T9">行政規費收入：153.58%</text:span></text:span></text:p>
                    </text:list-item>
                    <text:list-item>
                      <text:p text:style-name="P10"><text:span text:style-name="預設段落字型"><text:span text:style-name="T9">使用規費收入：106.02%</text:span></text:span></text:p>
                    </text:list-item>
                  </text:list>
                </text:list-item>
                <text:list-item>
                  <text:p text:style-name="P10"><text:span text:style-name="預設段落字型"><text:span text:style-name="T9">歲出部分：</text:span></text:span></text:p>
                  <text:list>
                    <text:list-item>
                      <text:p text:style-name="P10"><text:span text:style-name="預設段落字型"><text:span text:style-name="T9">行政管理：81.06%</text:span></text:span></text:p>
                    </text:list-item>
                    <text:list-item>
                      <text:p text:style-name="P10"><text:span text:style-name="預設段落字型"><text:span text:style-name="T9">土地建物登記：93.48%</text:span></text:span></text:p>
                    </text:list-item>
                    <text:list-item>
                      <text:p text:style-name="P10"><text:span text:style-name="預設段落字型"><text:span text:style-name="T9">土地建物測量及複丈：21.34%</text:span></text:span></text:p>
                    </text:list-item>
                    <text:list-item>
                      <text:p text:style-name="P10"><text:span text:style-name="預設段落字型"><text:span text:style-name="T9">平均地權：85.04%</text:span></text:span></text:p>
                    </text:list-item>
                    <text:list-item>
                      <text:p text:style-name="P10"><text:span text:style-name="預設段落字型"><text:span text:style-name="T9">一般建築及設備：0%</text:span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政風</text:p>
          <text:list>
            <text:list-item>
              <text:p text:style-name="P10"><text:span text:style-name="預設段落字型"><text:span text:style-name="T14">基隆市</text:span></text:span><text:span text:style-name="預設段落字型"><text:span text:style-name="T15">政府</text:span></text:span><text:span text:style-name="預設段落字型"><text:span text:style-name="T16">106.7.6</text:span></text:span><text:span text:style-name="預設段落字型"><text:span text:style-name="T14">基府政預貳字第</text:span></text:span><text:span text:style-name="預設段落字型"><text:span text:style-name="T16">1060228903</text:span></text:span><text:span text:style-name="預設段落字型"><text:span text:style-name="T14">號「基隆市政府</text:span></text:span><text:span text:style-name="預設段落字型"><text:span text:style-name="T16">106</text:span></text:span><text:span text:style-name="預設段落字型"><text:span text:style-name="T14">年歡樂廉廉暑期人文夏令營活動」，自</text:span></text:span><text:span text:style-name="預設段落字型"><text:span text:style-name="T16">7</text:span></text:span><text:span text:style-name="預設段落字型"><text:span text:style-name="T14">月</text:span></text:span><text:span text:style-name="預設段落字型"><text:span text:style-name="T16">31</text:span></text:span><text:span text:style-name="預設段落字型"><text:span text:style-name="T14">日至</text:span></text:span><text:span text:style-name="預設段落字型"><text:span text:style-name="T16">8</text:span></text:span><text:span text:style-name="預設段落字型"><text:span text:style-name="T14">月</text:span></text:span><text:span text:style-name="預設段落字型"><text:span text:style-name="T16">2</text:span></text:span><text:span text:style-name="預設段落字型"><text:span text:style-name="T14">日假本市文化中心第二會議室舉行（</text:span></text:span><text:span text:style-name="預設段落字型"><text:span text:style-name="T16">7</text:span></text:span><text:span text:style-name="預設段落字型"><text:span text:style-name="T14">月</text:span></text:span><text:span text:style-name="預設段落字型"><text:span text:style-name="T16">31</text:span></text:span><text:span text:style-name="預設段落字型"><text:span text:style-name="T14">日於本府</text:span></text:span><text:span text:style-name="預設段落字型"><text:span text:style-name="T16">4</text:span></text:span><text:span text:style-name="預設段落字型"><text:span text:style-name="T14">樓禮堂）為期</text:span></text:span><text:span text:style-name="預設段落字型"><text:span text:style-name="T16">3</text:span></text:span><text:span text:style-name="預設段落字型"><text:span text:style-name="T14">天，以本市各公私立小學</text:span></text:span><text:span text:style-name="預設段落字型"><text:span text:style-name="T16">106</text:span></text:span><text:span text:style-name="預設段落字型"><text:span text:style-name="T14">學年度第二學期在籍之四、五、六年級學生為優先參加對象，歡迎報名參加</text:span></text:span><text:span text:style-name="預設段落字型"><text:span text:style-name="T15">。</text:span></text:span></text:p>
            </text:list-item>
          </text:list>
        </text:list-item>
      </text:list>
      <text:p text:style-name="P3"/>
      <text:list xml:id="list4810516045881292346" text:style-name="L4">
        <text:list-item>
          <text:p text:style-name="P11"><text:span text:style-name="預設段落字型"><text:span text:style-name="T1">主席指示事項</text:span></text:span></text:p>
          <text:list>
            <text:list-item>
              <text:p text:style-name="P11"><text:soft-page-break/><text:span text:style-name="預設段落字型"><text:span text:style-name="T3">爾後本所召開或參加會議及會勘之作業程序，務必遵照「基隆市政府暨所屬機關召開會議與會勘作業注意事項」規定辦理</text:span></text:span><text:span text:style-name="預設段落字型"><text:span text:style-name="T2"> </text:span></text:span>。</text:p>
            </text:list-item>
            <text:list-item>
              <text:p text:style-name="P11"><text:span text:style-name="預設段落字型"><text:span text:style-name="T15">本所安樂自辦重測區地籍調查表請儘速整理送審，以免延誤工作期程</text:span></text:span>。</text:p>
            </text:list-item>
            <text:list-item>
              <text:p text:style-name="P11"><text:span text:style-name="預設段落字型"><text:span text:style-name="T17">夏季來臨，蚊蟲、蜜蜂及蛇類容易出沒，請同仁外業測量及參加會勘、地價調查時，應特別注意自身安全</text:span></text:span>。</text:p>
            </text:list-item>
          </text:list>
        </text:list-item>
      </text:list>
      <text:p text:style-name="P4"><text:span text:style-name="預設段落字型"><text:span text:style-name="T14"/></text:span></text:p>
      <text:list xml:id="list29342556" text:continue-numbering="true" text:style-name="L4">
        <text:list-item>
          <text:p text:style-name="P11"><text:span text:style-name="預設段落字型"><text:span text:style-name="T1">散會：下午</text:span></text:span><text:span text:style-name="預設段落字型"><text:span text:style-name="T2">3</text:span></text:span><text:span text:style-name="預設段落字型"><text:span text:style-name="T1">時</text:span></text:span><text:span text:style-name="預設段落字型"><text:span text:style-name="T2">30</text:span></text:span><text:span text:style-name="預設段落字型"><text:span text:style-name="T1">分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TW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標號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9pt" fo:hyphenate="tru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預設段落字型" style:family="text"/>
    <style:style style:name="Numbering_20_Symbols" style:display-name="Numbering Symbols" style:family="text">
      <style:text-properties fo:font-size="14pt" style:font-name-asian="標楷體" style:font-size-asian="14pt" style:font-size-complex="14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頁首_20_字元" style:display-name="頁首 字元" style:family="text" style:parent-style-name="預設段落字型">
      <style:text-properties fo:font-size="10pt" style:font-size-asian="10pt" style:font-size-complex="9pt"/>
    </style:style>
    <style:style style:name="WW_5f_CharLFO1LVL1" style:display-name="WW_CharLFO1LVL1" style:family="text">
      <style:text-properties style:font-name="標楷體" fo:font-size="14pt" style:font-name-asian="標楷體" style:font-size-asian="14pt" style:font-size-complex="14pt"/>
    </style:style>
    <style:style style:name="WW_5f_CharLFO2LVL2" style:display-name="WW_CharLFO2LVL2" style:family="text">
      <style:text-properties fo:font-size="14pt" style:font-size-asian="14pt" style:font-size-complex="14pt"/>
    </style:style>
    <style:style style:name="WW_5f_CharLFO2LVL3" style:display-name="WW_CharLFO2LVL3" style:family="text">
      <style:text-properties fo:font-size="14pt" style:font-name-asian="標楷體" style:font-size-asian="14pt" style:font-size-complex="14pt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fo:font-size="14pt" style:font-name-asian="標楷體" style:font-size-asian="14pt" style:font-size-complex="14pt"/>
    </style:style>
    <style:style style:name="WW_5f_CharLFO3LVL2" style:display-name="WW_CharLFO3LVL2" style:family="text">
      <style:text-properties fo:font-size="14pt" style:font-name-asian="標楷體" style:font-size-asian="14pt" style:font-size-complex="14pt"/>
    </style:style>
    <style:style style:name="WW_5f_CharLFO3LVL3" style:display-name="WW_CharLFO3LVL3" style:family="text">
      <style:text-properties fo:font-size="14pt" style:font-name-asian="標楷體" style:font-size-asian="14pt" style:font-size-complex="14pt"/>
    </style:style>
    <style:style style:name="WW_5f_CharLFO3LVL4" style:display-name="WW_CharLFO3LVL4" style:family="text">
      <style:text-properties fo:font-size="14pt" style:font-name-asian="標楷體" style:font-size-asian="14pt" style:font-size-complex="14pt"/>
    </style:style>
    <style:style style:name="WW_5f_CharLFO3LVL5" style:display-name="WW_CharLFO3LVL5" style:family="text">
      <style:text-properties fo:font-size="14pt" style:font-name-asian="標楷體" style:font-size-asian="14pt" style:font-size-complex="14pt"/>
    </style:style>
    <style:style style:name="WW_5f_CharLFO3LVL6" style:display-name="WW_CharLFO3LVL6" style:family="text">
      <style:text-properties fo:font-size="14pt" style:font-name-asian="標楷體" style:font-size-asian="14pt" style:font-size-complex="14pt"/>
    </style:style>
    <style:style style:name="WW_5f_CharLFO3LVL7" style:display-name="WW_CharLFO3LVL7" style:family="text">
      <style:text-properties fo:font-size="14pt" style:font-name-asian="標楷體" style:font-size-asian="14pt" style:font-size-complex="14pt"/>
    </style:style>
    <style:style style:name="WW_5f_CharLFO3LVL8" style:display-name="WW_CharLFO3LVL8" style:family="text">
      <style:text-properties fo:font-size="14pt" style:font-name-asian="標楷體" style:font-size-asian="14pt" style:font-size-complex="14pt"/>
    </style:style>
    <style:style style:name="WW_5f_CharLFO3LVL9" style:display-name="WW_CharLFO3LVL9" style:family="text">
      <style:text-properties fo:font-size="14pt" style:font-name-asian="標楷體" style:font-size-asian="14pt" style:font-size-complex="14pt"/>
    </style:style>
    <style:style style:name="WW_5f_CharLFO5LVL2" style:display-name="WW_CharLFO5LVL2" style:family="text">
      <style:text-properties fo:font-size="14pt" style:font-size-asian="14pt"/>
    </style:style>
    <style:style style:name="WW_5f_CharLFO5LVL3" style:display-name="WW_CharLFO5LVL3" style:family="text">
      <style:text-properties fo:font-size="14pt" style:font-name-asian="標楷體" style:font-size-asian="14pt" style:font-size-complex="14pt"/>
    </style:style>
    <style:style style:name="WW_5f_CharLFO5LVL4" style:display-name="WW_CharLFO5LVL4" style:family="text">
      <style:text-properties style:font-name="StarSymbol" style:font-name-asian="OpenSymbol" style:font-name-complex="OpenSymbol"/>
    </style:style>
    <style:style style:name="WW_5f_CharLFO6LVL1" style:display-name="WW_CharLFO6LVL1" style:family="text">
      <style:text-properties style:font-name="標楷體" fo:font-size="14pt" style:font-name-asian="標楷體" style:font-size-asian="14pt"/>
    </style:style>
    <style:style style:name="WW_5f_CharLFO6LVL2" style:display-name="WW_CharLFO6LVL2" style:family="text">
      <style:text-properties fo:font-size="14pt" style:font-name-asian="標楷體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4</text:page-number>/<text:page-count>4</text:page-count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登記課 安樂地政</meta:initial-creator>
    <dc:creator>安樂地政 </dc:creator>
    <meta:creation-date>2016-06-29T13:28:00Z</meta:creation-date>
    <dc:date>2017-07-13T09:15:17.93</dc:date>
    <meta:editing-cycles>79</meta:editing-cycles>
    <meta:editing-duration>PT6H55M34S</meta:editing-duration>
    <meta:printed-by>安樂地政 </meta:printed-by>
    <meta:print-date>2017-05-10T15:46:36.69</meta:print-date>
    <meta:document-statistic meta:table-count="0" meta:image-count="0" meta:object-count="0" meta:page-count="4" meta:paragraph-count="54" meta:word-count="1719" meta:character-count="1945"/>
    <meta:template xlink:type="simple" xlink:actuate="onRequest" xlink:title="" xlink:href="../../../../研考/研考/會議資料/主管會議_週/1.會議紀錄/主管會議-1060414.odt/Normal"/>
  </office:meta>
</office:document-meta>
</file>